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d536" officeooo:paragraph-rsid="0017d5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tin Bailey</text:p>
      <text:p text:style-name="P1">2550099</text:p>
      <text:p text:style-name="P1">EECS 665</text:p>
      <text:p text:style-name="P1">Lab 3 write-up</text:p>
      <text:p text:style-name="P1"/>
      <text:p text:style-name="P1">1) Lex can be used to alter an input file so that it is useful for other programs. For instance, you could potentially parse a txt document so that it could be read by word. As long as the representation of the file in the first file format contains all of the information that could be needed by the second, the translation i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3:41:47.833734716</meta:creation-date>
    <dc:date>2017-09-29T13:44:43.692826706</dc:date>
    <meta:editing-duration>PT2M56S</meta:editing-duration>
    <meta:editing-cycles>1</meta:editing-cycles>
    <meta:document-statistic meta:table-count="0" meta:image-count="0" meta:object-count="0" meta:page-count="1" meta:paragraph-count="5" meta:word-count="72" meta:character-count="379" meta:non-whitespace-character-count="312"/>
    <meta:generator>LibreOffice/5.1.6.2$Linux_X86_64 LibreOffice_project/10m0$Build-2</meta:generator>
  </office:meta>
</office:document-meta>
</file>